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854cm"/>
    </style:style>
    <style:style style:name="co8" style:family="table-column">
      <style:table-column-properties fo:break-before="auto" style:column-width="1.873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1.709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1.656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WebAdress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owPower Mode</text:p>
          </table:table-cell>
          <table:table-cell office:value-type="string" calcext:value-type="string">
            <text:p>RetentionSpace</text:p>
          </table:table-cell>
          <table:table-cell office:value-type="string" calcext:value-type="string">
            <text:p>PgmSpace KB</text:p>
          </table:table-cell>
          <table:table-cell office:value-type="string" calcext:value-type="string">
            <text:p>current Sum nA</text:p>
          </table:table-cell>
          <table:table-cell office:value-type="string" calcext:value-type="string">
            <text:p>Num Pins</text:p>
          </table:table-cell>
          <table:table-cell office:value-type="string" calcext:value-type="string">
            <text:p>unusable Pins</text:p>
          </table:table-cell>
          <table:table-cell office:value-type="string" calcext:value-type="string">
            <text:p>SPI Pins</text:p>
          </table:table-cell>
          <table:table-cell office:value-type="string" calcext:value-type="string">
            <text:p>Int Pins</text:p>
          </table:table-cell>
          <table:table-cell office:value-type="string" calcext:value-type="string">
            <text:p>Cal Pins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free Pins</text:p>
          </table:table-cell>
          <table:table-cell office:value-type="string" calcext:value-type="string">
            <text:p>double used free</text:p>
          </table:table-cell>
        </table:table-row>
        <table:table-row table:style-name="ro1">
          <table:table-cell office:value-type="string" calcext:value-type="string">
            <text:p>Atmega 328P</text:p>
          </table:table-cell>
          <table:table-cell office:value-type="string" calcext:value-type="string">
            <text:p>http://www.farnell.com/datasheets/798182.pdf</text:p>
          </table:table-cell>
          <table:table-cell office:value-type="string" calcext:value-type="string">
            <text:p>https://www.develektro.com/MICROCHIP-ATMEGA328P-MU-MCU-8BIT-AVR-32K-FLASH-32QFN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sleep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-[.J2]-[.K2]-[.L2]-[.M2]-[.N2]" office:value-type="float" office:value="15" calcext:value-type="float">
            <text:p>15</text:p>
          </table:table-cell>
          <table:table-cell table:formula="of:=[.I2]-[.J2]-[.K2]-[.L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M32L432KBU6</text:p>
          </table:table-cell>
          <table:table-cell office:value-type="string" calcext:value-type="string">
            <text:p>http://www.farnell.com/datasheets/2283391.pdf</text:p>
          </table:table-cell>
          <table:table-cell office:value-type="string" calcext:value-type="string">
            <text:p>https://www.develektro.com/STMICROELECTRONICS-STM32L432KBU6-MCU-ARM-CORTEX-M4-80MHZ-QFN-32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Shutdown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35" calcext:value-type="float">
            <text:p>5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3]-[.J3]-[.K3]-[.L3]-[.M3]-[.N3]" office:value-type="float" office:value="15" calcext:value-type="float">
            <text:p>15</text:p>
          </table:table-cell>
          <table:table-cell table:formula="of:=[.I3]-[.J3]-[.K3]-[.L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M32L432KBU6</text:p>
          </table:table-cell>
          <table:table-cell office:value-type="string" calcext:value-type="string">
            <text:p>http://www.farnell.com/datasheets/2283391.pdf</text:p>
          </table:table-cell>
          <table:table-cell office:value-type="string" calcext:value-type="string">
            <text:p>https://www.develektro.com/STMICROELECTRONICS-STM32L432KBU6-MCU-ARM-CORTEX-M4-80MHZ-QFN-32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Standby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4]-[.J4]-[.K4]-[.L4]-[.M4]-[.N4]" office:value-type="float" office:value="15" calcext:value-type="float">
            <text:p>15</text:p>
          </table:table-cell>
          <table:table-cell table:formula="of:=[.I4]-[.J4]-[.K4]-[.L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M32L051K8U6</text:p>
          </table:table-cell>
          <table:table-cell office:value-type="string" calcext:value-type="string">
            <text:p>http://www.farnell.com/datasheets/1886888.pdf</text:p>
          </table:table-cell>
          <table:table-cell office:value-type="string" calcext:value-type="string">
            <text:p><text:a xlink:href="https://www.develektro.com/STMICROELECTRONICS-STM32L051K8U6-MCU-32BIT-CORTEX-M0-32MHZ-UFQFPN-32" xlink:type="simple">https://www.develektro.com/STMICROELECTRONICS-STM32L051K8U6-MCU-32BIT-CORTEX-M0-32MHZ-UFQFPN-32</text:a></text:p>
          </table:table-cell>
          <table:table-cell office:value-type="float" office:value="4.01" calcext:value-type="float">
            <text:p>4,01</text:p>
          </table:table-cell>
          <table:table-cell office:value-type="string" calcext:value-type="string">
            <text:p>Standby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290+480"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5]-[.J5]-[.K5]-[.L5]-[.M5]-[.N5]" office:value-type="float" office:value="15" calcext:value-type="float">
            <text:p>15</text:p>
          </table:table-cell>
          <table:table-cell table:formula="of:=[.I5]-[.J5]-[.K5]-[.L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M32L052K8U3TR</text:p>
          </table:table-cell>
          <table:table-cell office:value-type="string" calcext:value-type="string">
            <text:p>http://www.farnell.com/datasheets/1964277.pdf</text:p>
          </table:table-cell>
          <table:table-cell office:value-type="string" calcext:value-type="string">
            <text:p>https://www.develektro.com/STMICROELECTRONICS-STM32L052K8U3TR-MCU-32BIT-CORTEX-M0-32MHZ-UFQFPN-32</text:p>
          </table:table-cell>
          <table:table-cell office:value-type="float" office:value="5.49" calcext:value-type="float">
            <text:p>5,49</text:p>
          </table:table-cell>
          <table:table-cell office:value-type="string" calcext:value-type="string">
            <text:p>Standby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290+480"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6]-[.J6]-[.K6]-[.L6]-[.M6]-[.N6]" office:value-type="float" office:value="15" calcext:value-type="float">
            <text:p>15</text:p>
          </table:table-cell>
          <table:table-cell table:formula="of:=[.I6]-[.J6]-[.K6]-[.L6]" office:value-type="float" office:value="18" calcext:value-type="float">
            <text:p>18</text:p>
          </table:table-cell>
        </table:table-row>
        <table:table-row table:style-name="ro1">
          <table:table-cell table:number-columns-repeated="14"/>
          <table:table-cell table:formula="of:=[.I7]-[.J7]-[.K7]-[.L7]-[.M7]-[.N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  <table:table-cell table:formula="of:=[.I8]-[.J8]-[.K8]-[.L8]-[.M8]-[.N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  <table:table-cell table:formula="of:=[.I9]-[.J9]-[.K9]-[.L9]-[.M9]-[.N9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1:00:10.807018556</meta:creation-date>
    <dc:date>2020-07-17T23:00:50.878845796</dc:date>
    <meta:editing-duration>PT10H8M57S</meta:editing-duration>
    <meta:editing-cycles>3</meta:editing-cycles>
    <meta:generator>LibreOffice/6.4.4.2$Linux_X86_64 LibreOffice_project/40$Build-2</meta:generator>
    <meta:document-statistic meta:table-count="1" meta:cell-count="99" meta:object-count="0"/>
  </office:meta>
</office:document-meta>
</file>